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ru" fo:country="RU"/>
    </style:style>
    <style:style style:name="T3" style:parent-style-name="Основнойшрифтабзаца" style:family="text">
      <style:text-properties fo:language="ru" fo:country="RU"/>
    </style:style>
    <style:style style:name="T4" style:parent-style-name="Основнойшрифтабзаца" style:family="text">
      <style:text-properties fo:language="ru" fo:country="RU"/>
    </style:style>
    <style:style style:name="T5" style:parent-style-name="Основнойшрифтабзаца" style:family="text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T12" style:parent-style-name="Основнойшрифтабзаца" style:family="text">
      <style:text-properties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T15" style:parent-style-name="Основнойшрифтабзаца" style:family="text">
      <style:text-properties fo:language="ru" fo:country="RU"/>
    </style:style>
    <style:style style:name="T16" style:parent-style-name="Основнойшрифтабзаца" style:family="text">
      <style:text-properties fo:language="ru" fo:country="RU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fo:language="ru" fo:country="RU"/>
    </style:style>
    <style:style style:name="T20" style:parent-style-name="Основнойшрифтабзаца" style:family="text">
      <style:text-properties fo:language="ru" fo:country="RU"/>
    </style:style>
    <style:style style:name="T21" style:parent-style-name="Основнойшрифтабзаца" style:family="text">
      <style:text-properties fo:language="ru" fo:country="RU"/>
    </style:style>
    <style:style style:name="P22" style:parent-style-name="Standard" style:family="paragraph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</office:automatic-styles>
  <office:body>
    <office:text text:use-soft-page-breaks="true">
      <text:p text:style-name="P1"><text:span text:style-name="T2">На основе приложенных данных (</text:span>test<text:span text:style-name="T3">_</text:span>LT<text:span text:style-name="T4">.</text:span>xlsx<text:span text:style-name="T5">) сделать мини-сервис, предоставляющий возможность выводить график суммарной выручки по годам.</text:span></text:p>
      <text:p text:style-name="P6">Реализовать возможность фильтровать результаты<text:s/>по филиалу, серии<text:s/>локомотива<text:s/>и периоду.</text:p>
      <text:p text:style-name="P7">Выручка = пробег * ставка</text:p>
      <text:p text:style-name="P8"/>
      <text:p text:style-name="P9">Сервис должен состоять из одной страницы, на которой есть:</text:p>
      <text:p text:style-name="P10"><text:tab/>-форма с возможностью выбора филиала, серии<text:s/>локомотива<text:s/>и периода</text:p>
      <text:p text:style-name="P11"><text:tab/>-график, отображающий выручку по годам в соответствии с заданными в форме параметрами<text:s/>(в срезе по филиалу и/или по серии)</text:p>
      <text:p text:style-name="Standard"><text:span text:style-name="T12">Желательно сделать так, чтобы при сабмите формы отправлялся<text:s/></text:span>ajax<text:span text:style-name="T13">-запрос, и график перестраивался без перезагрузки всей страницы.</text:span></text:p>
      <text:p text:style-name="P14"/>
      <text:p text:style-name="Standard"><text:span text:style-name="T15">Стили и клиентские библиотеки для интерактивных полей формы и графиков нужно взять из отк</text:span><text:span text:style-name="T16">рытого шаблона<text:s/></text:span>https<text:span text:style-name="T17">://</text:span>adminlte<text:span text:style-name="T18">.</text:span>io</text:p>
      <text:p text:style-name="Standard"><text:span text:style-name="T19">Бэкенд должен быть реализован на<text:s/></text:span>django<text:span text:style-name="T20">,<text:s/></text:span>python<text:span text:style-name="T21"><text:s/>3.4</text:span></text:p>
      <text:p text:style-name="P22"/>
      <text:p text:style-name="Standard"><text:span text:style-name="T23">Желательно написать в<text:s/></text:span>readme<text:span text:style-name="T24">, как поднять проект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Соколова Наталия Евгеньевна</meta:initial-creator>
    <dc:creator>Соколова Наталья Евгеньевна</dc:creator>
    <meta:creation-date>2017-07-04T13:32:00Z</meta:creation-date>
    <dc:date>2017-08-04T15:31:00Z</dc:date>
    <meta:template xlink:href="Normal" xlink:type="simple"/>
    <meta:editing-cycles>5</meta:editing-cycles>
    <meta:editing-duration>PT120S</meta:editing-duration>
    <meta:document-statistic meta:page-count="1" meta:paragraph-count="1" meta:word-count="127" meta:character-count="855" meta:row-count="6" meta:non-whitespace-character-count="729"/>
  </office:meta>
</office:document-meta>
</file>